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id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vin K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o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Bal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run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eb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 Arm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my Hilfi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o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orio Armani EA7</text:p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15-06-05T18:17:20Z</meta:creation-date>
    <dc:date>2022-03-18T00:59:52Z</dc:date>
  </office:meta>
</office:document-meta>
</file>